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>
            <text:p>idClient</text:p>
          </table:table-cell>
          <table:table-cell office:value-type="string">
            <text:p>nomClient</text:p>
          </table:table-cell>
          <table:table-cell office:value-type="string">
            <text:p>télépho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dibert</text:p>
          </table:table-cell>
          <table:table-cell office:value-type="float" office:value="380376845">
            <text:p>3803768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outou</text:p>
          </table:table-cell>
          <table:table-cell office:value-type="float" office:value="380395665">
            <text:p>3803956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rin</text:p>
          </table:table-cell>
          <table:table-cell office:value-type="float" office:value="767568990">
            <text:p>7675689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rezis</text:p>
          </table:table-cell>
          <table:table-cell office:value-type="float" office:value="668654124">
            <text:p>6686541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rezis</text:p>
          </table:table-cell>
          <table:table-cell office:value-type="float" office:value="367528912">
            <text:p>3675289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antome</text:p>
          </table:table-cell>
          <table:table-cell office:value-type="float" office:value="567893434">
            <text:p>5678934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0/00/0000</text:date>, <text:time style:data-style-name="N2" text:time-value="0000-00-00T22:29:20.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21:44:53.37</meta:creation-date>
    <dc:date>2013-11-03T22:32:08.68</dc:date>
    <meta:editing-duration>P0D</meta:editing-duration>
    <meta:editing-cycles>3</meta:editing-cycles>
    <meta:generator>LibreOffice/4.0.5.2$Windows_x86 LibreOffice_project/5464147a081647a250913f19c0715bca595af2f</meta:generator>
    <meta:document-statistic meta:table-count="1" meta:cell-count="21" meta:object-count="0"/>
  </office:meta>
</office:document-meta>
</file>